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8pt" style:font-size-asian="8pt" style:font-size-complex="8pt"/>
    </style:style>
    <style:style style:name="P2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bold" style:font-size-asian="8pt" style:font-size-complex="8pt"/>
    </style:style>
    <style:style style:name="P3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P4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style:font-size-asian="8pt" style:font-size-complex="8pt"/>
    </style:style>
    <style:style style:name="P5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color="#000000" style:font-name="Hack" fo:font-size="8pt" style:font-size-asian="8pt" style:font-size-complex="8pt"/>
    </style:style>
    <style:style style:name="P6" style:family="paragraph" style:parent-style-name="Text_20_body">
      <style:paragraph-properties fo:margin-left="0in" fo:margin-right="0in" fo:margin-top="0in" fo:margin-bottom="0in" loext:contextual-spacing="true" fo:line-height="100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P8" style:family="paragraph" style:parent-style-name="Heading_20_2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3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9" style:family="paragraph" style:parent-style-name="Heading_20_2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3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0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1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12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</style:style>
    <style:style style:name="P13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break-before="column" fo:padding-left="0in" fo:padding-right="0in" fo:padding-top="0in" fo:padding-bottom="0.0193in" fo:border-left="none" fo:border-right="none" fo:border-top="none" fo:border-bottom="1.5pt solid #000000"/>
    </style:style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333333" style:font-name="Copse1" fo:font-size="24pt" fo:letter-spacing="normal" fo:font-style="normal" fo:font-weight="bold" style:font-size-asian="24pt" style:font-size-complex="24pt"/>
    </style:style>
    <style:style style:name="P15" style:family="paragraph" style:parent-style-name="Heading_20_3">
      <style:paragraph-properties fo:margin-left="0in" fo:margin-right="0in" fo:margin-top="0in" fo:margin-bottom="0in" loext:contextual-spacing="true" fo:line-height="100%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6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17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break-before="column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18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bold" style:font-size-asian="8pt" style:font-size-complex="8pt"/>
    </style:style>
    <style:style style:name="P19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normal" officeooo:rsid="0018fdef" officeooo:paragraph-rsid="0018fdef" style:font-size-asian="8pt" style:font-weight-asian="normal" style:font-size-complex="8pt" style:font-weight-complex="normal"/>
    </style:style>
    <style:style style:name="P20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6pt" fo:letter-spacing="normal" fo:font-style="normal" fo:font-weight="normal" officeooo:rsid="0018fdef" officeooo:paragraph-rsid="0018fdef" style:font-size-asian="6pt" style:font-weight-asian="normal" style:font-size-complex="6pt" style:font-weight-complex="normal"/>
    </style:style>
    <style:style style:name="P21" style:family="paragraph" style:parent-style-name="Text_20_body" style:list-style-name="L1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style:font-name="Hack" fo:font-size="8pt" fo:letter-spacing="normal" fo:font-style="normal" fo:font-weight="normal" style:font-size-asian="8pt" style:font-size-complex="8pt" loext:padding="0in" loext:border="none"/>
    </style:style>
    <style:style style:name="T3" style:family="text"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T4" style:family="text"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Hack" fo:font-size="8pt" fo:letter-spacing="normal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bold"/>
    </style:style>
    <style:style style:name="T8" style:family="text">
      <style:text-properties fo:font-weight="bold"/>
    </style:style>
    <style:style style:name="T9" style:family="text">
      <style:text-properties fo:font-style="italic" fo:font-weight="normal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style:font-name-asian="Noto Sans CJK SC Regular" style:font-weight-asian="bold" style:font-name-complex="FreeSans" style:font-weight-complex="bold"/>
    </style:style>
    <style:style style:name="Sect1" style:family="section">
      <style:section-properties fo:margin-left="0in" fo:margin-right="0in" style:editable="false">
        <style:columns fo:column-count="2" fo:column-gap="0.1043in">
          <style:column style:rel-width="32767*" fo:start-indent="0in" fo:end-indent="0.052in"/>
          <style:column style:rel-width="32768*" fo:start-indent="0.052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erverspec and RSpec Cheat Sheet</text:h>
      <text:section text:style-name="Sect1" text:name="content">
        <text:h text:style-name="P8" text:outline-level="2">Assertions</text:h>
        <text:list xml:id="list6840238702364895324" text:style-name="L1">
          <text:list-item>
            <text:p text:style-name="P21"><text:span text:style-name="Source_20_Text"><text:span text:style-name="T2">should</text:span></text:span><text:span text:style-name="T1"> means "assert true".</text:span></text:p>
          </text:list-item>
          <text:list-item>
            <text:p text:style-name="P21"><text:span text:style-name="Source_20_Text"><text:span text:style-name="T2">should_not</text:span></text:span><text:span text:style-name="T1"> means "assert false".</text:span></text:p>
          </text:list-item>
        </text:list>
        <text:h text:style-name="P8" text:outline-level="2">Resources</text:h>
        <text:p text:style-name="P6"><text:a xlink:type="simple" xlink:href="http://serverspec.org/resource_types.html" text:style-name="Internet_20_link" text:visited-style-name="Visited_20_Internet_20_Link"><text:span text:style-name="T5">http://serverspec.org/resource_types.html</text:span></text:a></text:p>
        <text:h text:style-name="P10" text:outline-level="3">file</text:h>
        <text:p text:style-name="P7">Files, directories, and devices.</text:p>
        <text:p text:style-name="P3">describe file('/path/to/file') <text:span text:style-name="T8">do</text:span></text:p>
        <text:p text:style-name="P5"/>
        <text:p text:style-name="P4"><text:s text:c="2"/><text:span text:style-name="T9">#INode type</text:span></text:p>
        <text:p text:style-name="P4"><text:s text:c="2"/><text:span text:style-name="T6">it { should be_file } <text:s text:c="6"/></text:span><text:span text:style-name="T9"># or be_directory, or be_symlink</text:span></text:p>
        <text:p text:style-name="P4"><text:s text:c="2"/><text:span text:style-name="T6">it { should exist }</text:span></text:p>
        <text:p text:style-name="P5"/>
        <text:p text:style-name="P4"><text:s text:c="2"/><text:span text:style-name="T9">#Permissions</text:span></text:p>
        <text:p text:style-name="P4"><text:s text:c="2"/><text:span text:style-name="T6">it { should be_owned_by 'username' }</text:span></text:p>
        <text:p text:style-name="P4"><text:s text:c="2"/><text:span text:style-name="T6">it { should be_grouped_into 'groupname' }</text:span></text:p>
        <text:p text:style-name="P5"/>
        <text:p text:style-name="P4"><text:s text:c="2"/><text:span text:style-name="T6">it { should be_mode 440 }</text:span></text:p>
        <text:p text:style-name="P5"/>
        <text:p text:style-name="P4"><text:s text:c="2"/><text:span text:style-name="T6">it { should be_readable } <text:s text:c="14"/></text:span><text:span text:style-name="T9"># or be_writable or be_executable</text:span></text:p>
        <text:p text:style-name="P4"><text:s text:c="2"/><text:span text:style-name="T6">it { should be_readable</text:span><text:span text:style-name="T7">.</text:span><text:span text:style-name="T6">by('owner') } <text:s text:c="2"/></text:span><text:span text:style-name="T9"># or 'group' or 'others'</text:span></text:p>
        <text:p text:style-name="P4"><text:s text:c="2"/><text:span text:style-name="T6">it { should be_readable</text:span><text:span text:style-name="T7">.</text:span><text:span text:style-name="T6">by_user('username') }</text:span></text:p>
        <text:p text:style-name="P5"/>
        <text:p text:style-name="P4"><text:s text:c="2"/><text:span text:style-name="T9">#Links</text:span></text:p>
        <text:p text:style-name="P4"><text:s text:c="2"/><text:span text:style-name="T7">if</text:span><text:span text:style-name="T6"> { should be_linked_to '/path/to/target' }</text:span></text:p>
        <text:p text:style-name="P5"/>
        <text:p text:style-name="P4"><text:s text:c="2"/><text:span text:style-name="T9">#Contents</text:span></text:p>
        <text:p text:style-name="P4"><text:s text:c="2"/><text:span text:style-name="T6">its(:md5sum) <text:s text:c="3"/>{ should eq '...' } <text:s text:c="3"/></text:span><text:span text:style-name="T9"># or, and rspec matcher</text:span></text:p>
        <text:p text:style-name="P4"><text:s text:c="2"/><text:span text:style-name="T6">its(:sha256sum) { should eq '...' }</text:span></text:p>
        <text:p text:style-name="P4"><text:s text:c="2"/><text:span text:style-name="T6">its(:size) <text:s text:c="5"/>{ should </text:span><text:span text:style-name="T7">&lt;</text:span><text:span text:style-name="T6"> 1024 }</text:span></text:p>
        <text:p text:style-name="P4"><text:s text:c="2"/><text:span text:style-name="T6">its(:content) <text:s text:c="2"/>{ should match /some pattern/ }</text:span></text:p>
        <text:p text:style-name="P5"/>
        <text:p text:style-name="P2">end</text:p>
        <text:h text:style-name="P10" text:outline-level="3">user</text:h>
        <text:p text:style-name="P7">System users.</text:p>
        <text:p text:style-name="P3">describe user('username') <text:span text:style-name="T8">do</text:span></text:p>
        <text:p text:style-name="P4"><text:s text:c="2"/><text:span text:style-name="T6">it { should exist }</text:span></text:p>
        <text:p text:style-name="P4"><text:s text:c="2"/><text:span text:style-name="T6">it { should belong_to_group 'group' }</text:span></text:p>
        <text:p text:style-name="P4"><text:s text:c="2"/><text:span text:style-name="T6">it { should have_home_directory '/home/username' }</text:span></text:p>
        <text:p text:style-name="P4"><text:s text:c="2"/><text:span text:style-name="T6">it { should have_login_shell '/bin/bash' }</text:span></text:p>
        <text:p text:style-name="P4"><text:s text:c="2"/><text:span text:style-name="T6">it { should have_authorized_key 'ssh-rsa ABCD... user@hostname' }</text:span></text:p>
        <text:p text:style-name="P2">end</text:p>
        <text:h text:style-name="P10" text:outline-level="3">group</text:h>
        <text:p text:style-name="P7">System user groups.</text:p>
        <text:p text:style-name="P3">describe group('groupname') <text:span text:style-name="T8">do</text:span></text:p>
        <text:p text:style-name="P4"><text:s text:c="2"/><text:span text:style-name="T6">it { should exist }</text:span></text:p>
        <text:p text:style-name="P2">end</text:p>
        <text:p text:style-name="P2"/>
        <text:p text:style-name="P19">SeverSpec cheat sheet courtesy of:</text:p>
        <text:p text:style-name="P20">https://gist.github.com/mearns/a86286eace104c89c012</text:p>
        <text:h text:style-name="P11" text:outline-level="3"><text:span text:style-name="T11"/></text:h>
        <text:h text:style-name="P17" text:outline-level="3"><text:span text:style-name="T11">packages</text:span></text:h>
        <text:p text:style-name="P7">Software packages installed on the system.</text:p>
        <text:p text:style-name="P3">describe package('httpd') <text:span text:style-name="T8">do</text:span></text:p>
        <text:p text:style-name="P4"><text:s text:c="2"/><text:span text:style-name="T6">it { should be_installed }</text:span></text:p>
        <text:p text:style-name="P2">end</text:p>
        <text:p text:style-name="P7">Select based on operating system:</text:p>
        <text:p text:style-name="P3">describe package('httpd'), :if <text:span text:style-name="T8">=&gt;</text:span> os<text:span text:style-name="T8">[</text:span>:family<text:span text:style-name="T8">]</text:span> <text:span text:style-name="T8">==</text:span> 'redhat' <text:span text:style-name="T8">do</text:span></text:p>
        <text:p text:style-name="P4"><text:s text:c="2"/><text:span text:style-name="T6">it { should be_installed }</text:span></text:p>
        <text:p text:style-name="P2">end</text:p>
        <text:p text:style-name="P5"/>
        <text:p text:style-name="P3">describe package('apache2'), :if <text:span text:style-name="T8">=&gt;</text:span> os<text:span text:style-name="T8">[</text:span>:family<text:span text:style-name="T8">]</text:span> <text:span text:style-name="T8">==</text:span> 'ubuntu' <text:span text:style-name="T8">do</text:span></text:p>
        <text:p text:style-name="P4"><text:s text:c="2"/><text:span text:style-name="T6">it { should be_installed }</text:span></text:p>
        <text:p text:style-name="P2">end</text:p>
        <text:h text:style-name="P10" text:outline-level="3">port</text:h>
        <text:p text:style-name="P7">Network ports</text:p>
        <text:p text:style-name="P3">describe port(80) <text:span text:style-name="T8">do</text:span></text:p>
        <text:p text:style-name="P4"><text:s text:c="2"/><text:span text:style-name="T6">it { should be_listening }</text:span></text:p>
        <text:p text:style-name="P2">end</text:p>
        <text:h text:style-name="P10" text:outline-level="3">service</text:h>
        <text:p text:style-name="P7">Installed services.</text:p>
        <text:p text:style-name="P3">describe service('httpd') <text:span text:style-name="T8">do</text:span></text:p>
        <text:p text:style-name="P4"><text:s text:c="2"/><text:span text:style-name="T6">it { should be_running }</text:span></text:p>
        <text:p text:style-name="P4"><text:s text:c="2"/><text:span text:style-name="T6">it { should be_enabled } <text:s text:c="5"/></text:span><text:span text:style-name="T9"># enabled to start when the OS boots.</text:span></text:p>
        <text:p text:style-name="P2">end</text:p>
        <text:h text:style-name="P10" text:outline-level="3">process</text:h>
        <text:p text:style-name="P7">Currently running processes.</text:p>
        <text:p text:style-name="P3">describe process("memchached") <text:span text:style-name="T8">do</text:span></text:p>
        <text:p text:style-name="P4"><text:s text:c="2"/><text:span text:style-name="T6">it { should be_running }</text:span></text:p>
        <text:p text:style-name="P5"/>
        <text:p text:style-name="P4"><text:s text:c="2"/><text:span text:style-name="T9"># parameters from ps, see `man ps(1)`, under "STANDARD FORMAT SPECIFIERS"</text:span></text:p>
        <text:p text:style-name="P4"><text:s text:c="2"/><text:span text:style-name="T6">its(:user) { should eq 'root' }</text:span></text:p>
        <text:p text:style-name="P4"><text:s text:c="2"/><text:span text:style-name="T6">its(:args) { should match /-c 32000\b/ }</text:span></text:p>
        <text:p text:style-name="P4"><text:s text:c="2"/><text:span text:style-name="T6">its(:nice) { should </text:span><text:span text:style-name="T7">&gt;</text:span><text:span text:style-name="T6"> 10 }</text:span></text:p>
        <text:p text:style-name="P2">end</text:p>
        <text:h text:style-name="P10" text:outline-level="3">command</text:h>
        <text:p text:style-name="P7">Run arbitrary commands and check the results.</text:p>
        <text:p text:style-name="P3">describe command('ls -al /') <text:span text:style-name="T8">do</text:span></text:p>
        <text:p text:style-name="P4"><text:s text:c="2"/><text:span text:style-name="T6">its(:stdout) { should match /some pattern/ }</text:span></text:p>
        <text:p text:style-name="P4"><text:s text:c="2"/><text:span text:style-name="T6">its(:stderr) { should be_empty }</text:span></text:p>
        <text:p text:style-name="P4"><text:s text:c="2"/><text:span text:style-name="T6">its(:exit_status) { should eq 0 }</text:span></text:p>
        <text:p text:style-name="P2">end</text:p>
        <text:h text:style-name="P10" text:outline-level="3">host</text:h>
        <text:p text:style-name="P7">Hosts on the network</text:p>
        <text:p text:style-name="P3">describe host('example.org') <text:span text:style-name="T8">do</text:span></text:p>
        <text:p text:style-name="P4"><text:s text:c="2"/><text:span text:style-name="T6">it { should be_resolvable }</text:span></text:p>
        <text:p text:style-name="P5"/>
        <text:p text:style-name="P4"><text:s text:c="2"/><text:span text:style-name="T9"># address</text:span></text:p>
        <text:p text:style-name="P4"><text:s text:c="2"/><text:span text:style-name="T6">its(:ipaddress) { should match /192\.168\.10\.10/ } <text:s text:c="4"/></text:span><text:span text:style-name="T9"># could be IPv4 or IPv6</text:span></text:p>
        <text:p text:style-name="P4"><text:s text:c="2"/><text:span text:style-name="T6">its(:ipv4_address) { </text:span><text:span text:style-name="T7">...</text:span><text:span text:style-name="T6"> }</text:span></text:p>
        <text:p text:style-name="P4"><text:s text:c="2"/><text:span text:style-name="T6">its(:ipv6_address) { </text:span><text:span text:style-name="T7">...</text:span><text:span text:style-name="T6"> }</text:span></text:p>
        <text:p text:style-name="P5"/>
        <text:p text:style-name="P4"><text:s text:c="2"/><text:span text:style-name="T9"># reachability</text:span></text:p>
        <text:p text:style-name="P4"><text:s text:c="2"/><text:span text:style-name="T6">it { should be_reachable } <text:s text:c="7"/></text:span><text:span text:style-name="T9"># ping</text:span></text:p>
        <text:p text:style-name="P4"><text:s text:c="2"/><text:span text:style-name="T6">it { should be_reachable</text:span><text:span text:style-name="T7">.</text:span><text:span text:style-name="T6">with(</text:span></text:p>
        <text:p text:style-name="P4"><text:s text:c="8"/><text:span text:style-name="T6">:port </text:span><text:span text:style-name="T7">=&gt;</text:span><text:span text:style-name="T6"> 53, <text:s text:c="15"/></text:span><text:span text:style-name="T9"># required parameter</text:span></text:p>
        <text:p text:style-name="P4"><text:s text:c="8"/><text:span text:style-name="T9"># Optional params (default values shown)</text:span></text:p>
        <text:p text:style-name="P4"><text:s text:c="8"/><text:span text:style-name="T6">:proto </text:span><text:span text:style-name="T7">=&gt;</text:span><text:span text:style-name="T6"> 'tcp', <text:s text:c="11"/></text:span><text:span text:style-name="T9"># or 'udp'</text:span></text:p>
        <text:p text:style-name="P4"><text:s text:c="8"/><text:span text:style-name="T6">:timeout </text:span><text:span text:style-name="T7">=&gt;</text:span><text:span text:style-name="T6"> 5 <text:s text:c="14"/></text:span><text:span text:style-name="T9"># in seconds.</text:span></text:p>
        <text:p text:style-name="P4"><text:s text:c="2"/><text:span text:style-name="T6">)}</text:span></text:p>
        <text:p text:style-name="P2">end</text:p>
        <text:h text:style-name="P9" text:outline-level="2"><text:soft-page-break/>Matchers (rspec)</text:h>
        <text:p text:style-name="P6"><text:a xlink:type="simple" xlink:href="https://www.relishapp.com/rspec/rspec-expectations/v/3-4/docs/built-in-matchers" text:style-name="Internet_20_link" text:visited-style-name="Visited_20_Internet_20_Link"><text:span text:style-name="T5">https://www.relishapp.com/rspec/rspec-expectations/v/3-4/docs/built-in-matchers</text:span></text:a></text:p>
        <text:p text:style-name="P6"><text:span text:style-name="T1">To try these outside of a serverspec test, you'll need to </text:span><text:span text:style-name="Source_20_Text"><text:span text:style-name="T2">require 'RSpec'</text:span></text:span><text:span text:style-name="T1">, and replace </text:span><text:span text:style-name="Source_20_Text"><text:span text:style-name="T2">describe</text:span></text:span><text:span text:style-name="T1"> with </text:span><text:span text:style-name="Source_20_Text"><text:span text:style-name="T2">RSpec.describe</text:span></text:span><text:span text:style-name="T1">.</text:span></text:p>
        <text:h text:style-name="P11" text:outline-level="3">For strings</text:h>
        <text:p text:style-name="P3">describe 'foobar' <text:span text:style-name="T8">do</text:span></text:p>
        <text:p text:style-name="P4"><text:s text:c="2"/><text:span text:style-name="T6">it { should eq 'foobar' } <text:s text:c="8"/></text:span><text:span text:style-name="T9"># match using == operator</text:span></text:p>
        <text:p text:style-name="P4"><text:s text:c="2"/><text:span text:style-name="T6">it { should match /ooba/ } <text:s text:c="7"/></text:span><text:span text:style-name="T9"># match using regex, anywhere in string.</text:span></text:p>
        <text:p text:style-name="P4"><text:s text:c="2"/><text:span text:style-name="T6">it { should_not match /^ooba$/ } <text:s/></text:span><text:span text:style-name="T9"># anchor regex</text:span></text:p>
        <text:p text:style-name="P4"><text:s text:c="2"/><text:span text:style-name="T6">it { should_not be_empty } <text:s text:c="7"/></text:span><text:span text:style-name="T9"># test for empty string: ""</text:span></text:p>
        <text:p text:style-name="P5"/>
        <text:p text:style-name="P4"><text:s text:c="2"/><text:span text:style-name="T6">it { should start_with('fo') }</text:span></text:p>
        <text:p text:style-name="P4"><text:s text:c="2"/><text:span text:style-name="T6">it { should end_with('bar') }</text:span></text:p>
        <text:p text:style-name="P5"/>
        <text:p text:style-name="P4"><text:s text:c="2"/><text:span text:style-name="T6">it { should be_a(String) }</text:span></text:p>
        <text:p text:style-name="P2">end</text:p>
        <text:h text:style-name="P10" text:outline-level="3">For numbers</text:h>
        <text:p text:style-name="P3">describe 10 <text:span text:style-name="T8">do</text:span></text:p>
        <text:p text:style-name="P4"><text:s text:c="2"/><text:span text:style-name="T6">it { should eq 10 }</text:span></text:p>
        <text:p text:style-name="P4"><text:s text:c="2"/><text:span text:style-name="T6">it { should </text:span><text:span text:style-name="T7">==</text:span><text:span text:style-name="T6"> 10 } <text:s text:c="12"/></text:span><text:span text:style-name="T9"># same as above.</text:span></text:p>
        <text:p text:style-name="P4"><text:s text:c="2"/><text:span text:style-name="T6">it { should </text:span><text:span text:style-name="T7">&lt;</text:span><text:span text:style-name="T6"> 20 }</text:span></text:p>
        <text:p text:style-name="P4"><text:s text:c="2"/><text:span text:style-name="T6">it { should </text:span><text:span text:style-name="T7">&lt;=</text:span><text:span text:style-name="T6"> 10 }</text:span></text:p>
        <text:p text:style-name="P4"><text:s text:c="2"/><text:span text:style-name="T6">it { should </text:span><text:span text:style-name="T7">&gt;</text:span><text:span text:style-name="T6"> 0 }</text:span></text:p>
        <text:p text:style-name="P4"><text:s text:c="2"/><text:span text:style-name="T6">it { should </text:span><text:span text:style-name="T7">&gt;=</text:span><text:span text:style-name="T6"> 9 }</text:span></text:p>
        <text:p text:style-name="P5"/>
        <text:p text:style-name="P4"><text:s text:c="2"/><text:span text:style-name="T6">it { should be_within(2)</text:span><text:span text:style-name="T7">.</text:span><text:span text:style-name="T6">of(9) }</text:span></text:p>
        <text:p text:style-name="P4"><text:s text:c="2"/><text:span text:style-name="T6">it { should be_within(2)</text:span><text:span text:style-name="T7">.</text:span><text:span text:style-name="T6">of(11) }</text:span></text:p>
        <text:p text:style-name="P5"/>
        <text:p text:style-name="P4"><text:s text:c="2"/><text:span text:style-name="T6">it { should be_a(Numeric) } <text:s text:c="4"/></text:span><text:span text:style-name="T9"># also consider: Float, Integer</text:span></text:p>
        <text:p text:style-name="P4"><text:s text:c="2"/><text:span text:style-name="T6">it { should be_an_instance_of(Fixnum) } </text:span><text:span text:style-name="T9"># Direct class, no higher</text:span></text:p>
        <text:p text:style-name="P2">end</text:p>
        <text:h text:style-name="P11" text:outline-level="3">For arrays</text:h>
        <text:p text:style-name="P3">describe <text:span text:style-name="T8">[</text:span>1, 2, 3<text:span text:style-name="T8">]</text:span> <text:span text:style-name="T8">do</text:span></text:p>
        <text:p text:style-name="P4"><text:s text:c="2"/><text:span text:style-name="T6">it { should_not be_empty } <text:s text:c="5"/></text:span><text:span text:style-name="T9"># test for empty list: []</text:span></text:p>
        <text:p text:style-name="P5"/>
        <text:p text:style-name="P4"><text:s text:c="2"/><text:span text:style-name="T6">it { should </text:span><text:span text:style-name="T7">include</text:span><text:span text:style-name="T6">(2) } <text:s text:c="7"/></text:span><text:span text:style-name="T9"># membership test</text:span></text:p>
        <text:p text:style-name="P4"><text:s text:c="2"/><text:span text:style-name="T6">it { should_not </text:span><text:span text:style-name="T7">include</text:span><text:span text:style-name="T6">(0) }</text:span></text:p>
        <text:p text:style-name="P5"/>
        <text:p text:style-name="P4"><text:s text:c="2"/><text:span text:style-name="T6">it { should all( be_an(Integer) ) } <text:s text:c="12"/></text:span><text:span text:style-name="T9"># apply matcher to all elements</text:span></text:p>
        <text:p text:style-name="P4"><text:s text:c="2"/><text:span text:style-name="T6">it { should all( be_an(Integer)</text:span><text:span text:style-name="T7">.</text:span><text:span text:style-name="T6">and be </text:span><text:span text:style-name="T7">&lt;</text:span><text:span text:style-name="T6"> 10 ) } </text:span><text:span text:style-name="T9"># conjunction</text:span></text:p>
        <text:p text:style-name="P5"/>
        <text:p text:style-name="P4"><text:s text:c="2"/><text:span text:style-name="T6">it { should start_with(</text:span><text:span text:style-name="T7">[</text:span><text:span text:style-name="T6">1,2</text:span><text:span text:style-name="T7">]</text:span><text:span text:style-name="T6">) }</text:span></text:p>
        <text:p text:style-name="P4"><text:s text:c="2"/><text:span text:style-name="T6">it { should end_with(</text:span><text:span text:style-name="T7">[</text:span><text:span text:style-name="T6">2,3</text:span><text:span text:style-name="T7">]</text:span><text:span text:style-name="T6">) }</text:span></text:p>
        <text:p text:style-name="P5"/>
        <text:p text:style-name="P4"><text:s text:c="2"/><text:span text:style-name="T6">it { should be_an(Array) }</text:span></text:p>
        <text:p text:style-name="P2">end</text:p>
        <text:h text:style-name="P10" text:outline-level="3">For hashes</text:h>
        <text:p text:style-name="P3">describe ({ :a <text:span text:style-name="T8">=&gt;</text:span> 'A', :b <text:span text:style-name="T8">=&gt;</text:span> 2 }) <text:span text:style-name="T8">do</text:span></text:p>
        <text:p text:style-name="P4"><text:s text:c="2"/><text:span text:style-name="T6">it { should have_key(:a) }</text:span></text:p>
        <text:p text:style-name="P4"><text:s text:c="2"/><text:span text:style-name="T6">it { should </text:span><text:span text:style-name="T7">include</text:span><text:span text:style-name="T6">(:a) } <text:s text:c="6"/></text:span><text:span text:style-name="T9"># same as above</text:span></text:p>
        <text:p text:style-name="P4"><text:s text:c="2"/><text:span text:style-name="T6">it { should </text:span><text:span text:style-name="T7">include</text:span><text:span text:style-name="T6">(:b </text:span><text:span text:style-name="T7">=&gt;</text:span><text:span text:style-name="T6"> 2) } <text:s/></text:span><text:span text:style-name="T9"># test for presence of key and the value it maps to.</text:span></text:p>
        <text:p text:style-name="P4"><text:s text:c="2"/><text:span text:style-name="T6">it { should_not </text:span><text:span text:style-name="T7">include</text:span><text:span text:style-name="T6">(:b </text:span><text:span text:style-name="T7">=&gt;</text:span><text:span text:style-name="T6"> 3) }</text:span></text:p>
        <text:p text:style-name="P4"><text:s text:c="2"/><text:span text:style-name="T6">it { should_not </text:span><text:span text:style-name="T7">include</text:span><text:span text:style-name="T6">(:c </text:span><text:span text:style-name="T7">=&gt;</text:span><text:span text:style-name="T6"> 2) }</text:span></text:p>
        <text:p text:style-name="P5"/>
        <text:p text:style-name="P4"><text:s text:c="2"/><text:span text:style-name="T6">it { should be_a(Hash) }</text:span></text:p>
        <text:p text:style-name="P2">end</text:p>
        <text:h text:style-name="P15" text:outline-level="3"/>
        <text:h text:style-name="P13" text:outline-level="3"><text:span text:style-name="T3">The general purpose </text:span><text:span text:style-name="Source_20_Text"><text:span text:style-name="T4">satisfy</text:span></text:span><text:span text:style-name="T3"> matcher</text:span></text:h>
        <text:p text:style-name="P3">describe(3<text:span text:style-name="T8">.</text:span>14159) <text:span text:style-name="T8">do</text:span></text:p>
        <text:p text:style-name="P4"><text:s text:c="2"/><text:span text:style-name="T9"># Passes as long as the block returns true.</text:span></text:p>
        <text:p text:style-name="P4"><text:s text:c="2"/><text:span text:style-name="T6">it { should satisfy { </text:span><text:span text:style-name="T7">|</text:span><text:span text:style-name="T6">uut</text:span><text:span text:style-name="T7">|</text:span></text:p>
        <text:p text:style-name="P4"><text:s text:c="4"/><text:span text:style-name="T6">uut</text:span><text:span text:style-name="T7">.</text:span><text:span text:style-name="T6">kind_of?(Numeric) </text:span><text:span text:style-name="T7">and</text:span><text:span text:style-name="T6"> uut </text:span><text:span text:style-name="T7">&gt;</text:span><text:span text:style-name="T6"> 3 </text:span><text:span text:style-name="T7">and</text:span><text:span text:style-name="T6"> uut </text:span><text:span text:style-name="T7">&lt;</text:span><text:span text:style-name="T6"> 3</text:span><text:span text:style-name="T7">.</text:span><text:span text:style-name="T6">2</text:span></text:p>
        <text:p text:style-name="P4"><text:s text:c="2"/><text:span text:style-name="T6">}}</text:span></text:p>
        <text:p text:style-name="P2">end</text:p>
        <text:h text:style-name="P12" text:outline-level="3"><text:span text:style-name="T3">Combining expectations (</text:span><text:span text:style-name="Source_20_Text"><text:span text:style-name="T4">and</text:span></text:span><text:span text:style-name="T3">, </text:span><text:span text:style-name="Source_20_Text"><text:span text:style-name="T4">or</text:span></text:span><text:span text:style-name="T3">)</text:span></text:h>
        <text:p text:style-name="P3">describe("thunder") <text:span text:style-name="T8">do</text:span></text:p>
        <text:p text:style-name="P4"><text:s text:c="2"/><text:span text:style-name="T6">it { should start_with("thun")</text:span><text:span text:style-name="T7">.</text:span><text:span text:style-name="T6">and end_with("der") }</text:span></text:p>
        <text:p text:style-name="P4"><text:s text:c="2"/><text:span text:style-name="T6">it { should start_with("won")</text:span><text:span text:style-name="T7">.</text:span><text:span text:style-name="T6">or start_with("thun") }</text:span></text:p>
        <text:p text:style-name="P4"><text:s text:c="2"/><text:span text:style-name="T6">it { should (start_with("won")</text:span><text:span text:style-name="T7">.</text:span><text:span text:style-name="T6">or start_with("thun"))</text:span><text:span text:style-name="T7">.</text:span><text:span text:style-name="T6">and end_with("der") }</text:span></text:p>
        <text:p text:style-name="P5"/>
        <text:p text:style-name="P4"><text:s text:c="2"/><text:span text:style-name="T9"># with line breaks</text:span></text:p>
        <text:p text:style-name="P4"><text:s text:c="2"/><text:span text:style-name="T6">it { should (</text:span></text:p>
        <text:p text:style-name="P4"><text:s text:c="6"/><text:span text:style-name="T6">start_with("won")</text:span><text:span text:style-name="T7">.</text:span><text:span text:style-name="T6">or \</text:span></text:p>
        <text:p text:style-name="P4"><text:s text:c="6"/><text:span text:style-name="T6">start_with("thun")</text:span><text:span text:style-name="T7">.</text:span><text:span text:style-name="T6">or \</text:span></text:p>
        <text:p text:style-name="P4"><text:s text:c="6"/><text:span text:style-name="T6">start_with("pon")</text:span></text:p>
        <text:p text:style-name="P4"><text:s text:c="4"/><text:span text:style-name="T6">)</text:span><text:span text:style-name="T7">.</text:span><text:span text:style-name="T6">and (</text:span></text:p>
        <text:p text:style-name="P4"><text:s text:c="6"/><text:span text:style-name="T6">end_with("der")</text:span></text:p>
        <text:p text:style-name="P4"><text:s text:c="4"/><text:span text:style-name="T6">)</text:span></text:p>
        <text:p text:style-name="P4"><text:s text:c="2"/><text:span text:style-name="T6">}</text:span></text:p>
        <text:p text:style-name="P2">end</text:p>
        <text:h text:style-name="P10" text:outline-level="3">Defining custom matchers</text:h>
        <text:p text:style-name="P3">RSpec<text:span text:style-name="T8">::</text:span>Matchers<text:span text:style-name="T8">.</text:span>define :be_multiple_of <text:span text:style-name="T8">do</text:span> <text:span text:style-name="T8">|</text:span>expected<text:span text:style-name="T8">|</text:span></text:p>
        <text:p text:style-name="P4"><text:s text:c="2"/><text:span text:style-name="T6">match </text:span><text:span text:style-name="T7">do</text:span><text:span text:style-name="T6"> </text:span><text:span text:style-name="T7">|</text:span><text:span text:style-name="T6">actual</text:span><text:span text:style-name="T7">|</text:span></text:p>
        <text:p text:style-name="P4"><text:s text:c="4"/><text:span text:style-name="T6">actual </text:span><text:span text:style-name="T7">%</text:span><text:span text:style-name="T6"> expected </text:span><text:span text:style-name="T7">==</text:span><text:span text:style-name="T6"> 0</text:span></text:p>
        <text:p text:style-name="P4"><text:s text:c="2"/><text:span text:style-name="T7">end</text:span></text:p>
        <text:p text:style-name="P5"/>
        <text:p text:style-name="P4"><text:s text:c="2"/><text:span text:style-name="T9"># optional, override description</text:span></text:p>
        <text:p text:style-name="P4"><text:s text:c="2"/><text:span text:style-name="T6">description </text:span><text:span text:style-name="T7">do</text:span></text:p>
        <text:p text:style-name="P4"><text:s text:c="4"/><text:span text:style-name="T6">"be multiple of #{expected}"</text:span></text:p>
        <text:p text:style-name="P4"><text:s text:c="2"/><text:span text:style-name="T7">end</text:span></text:p>
        <text:p text:style-name="P5"/>
        <text:p text:style-name="P4"><text:s text:c="2"/><text:span text:style-name="T9"># optionally, override failure message:</text:span></text:p>
        <text:p text:style-name="P4"><text:s text:c="2"/><text:span text:style-name="T6">failure_message </text:span><text:span text:style-name="T7">do</text:span><text:span text:style-name="T6"> </text:span><text:span text:style-name="T7">|</text:span><text:span text:style-name="T6">actual</text:span><text:span text:style-name="T7">|</text:span></text:p>
        <text:p text:style-name="P4"><text:s text:c="4"/><text:span text:style-name="T6">"expected that #{actual} would be a multiple of #{expected}"</text:span></text:p>
        <text:p text:style-name="P4"><text:s text:c="2"/><text:span text:style-name="T7">end</text:span></text:p>
        <text:p text:style-name="P5"/>
        <text:p text:style-name="P4"><text:s text:c="2"/><text:span text:style-name="T9"># optionally, override failure message when negated:</text:span></text:p>
        <text:p text:style-name="P4"><text:s text:c="2"/><text:span text:style-name="T6">failure_message_when_negated </text:span><text:span text:style-name="T7">do</text:span><text:span text:style-name="T6"> </text:span><text:span text:style-name="T7">|</text:span><text:span text:style-name="T6">actual</text:span><text:span text:style-name="T7">|</text:span></text:p>
        <text:p text:style-name="P4"><text:s text:c="4"/><text:span text:style-name="T6">"expected that #{actual} would not be a multiple of #{expected}"</text:span></text:p>
        <text:p text:style-name="P4"><text:s text:c="2"/><text:span text:style-name="T7">end</text:span></text:p>
        <text:p text:style-name="P2">end</text:p>
        <text:p text:style-name="P7">Example:</text:p>
        <text:p text:style-name="P3">describe(9) <text:span text:style-name="T8">do</text:span></text:p>
        <text:p text:style-name="P4"><text:s text:c="2"/><text:span text:style-name="T6">it { should be_multiple_of(3) }</text:span></text:p>
        <text:p text:style-name="P5"/>
        <text:p text:style-name="P4"><text:s text:c="2"/><text:span text:style-name="T9">#Deliberate failures</text:span></text:p>
        <text:p text:style-name="P4"><text:s text:c="2"/><text:span text:style-name="T6">it { should be_multiple_of(2) }</text:span></text:p>
        <text:p text:style-name="P4"><text:s text:c="2"/><text:span text:style-name="T6">it { should_not be_multiple_of(3) }</text:span></text:p>
        <text:p text:style-name="P2">end</text:p>
        <text:p text:style-name="P2"/>
        <text:p text:style-name="P19">SeverSpec cheat sheet courtesy of:</text:p>
        <text:p text:style-name="P20">https://gist.github.com/mearns/a86286eace104c89c012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se" fo:font-family="Cops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style:shadow="non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y Pottinger</meta:initial-creator>
    <meta:creation-date>2017-03-01T09:53:35.279090881</meta:creation-date>
    <dc:date>2017-03-01T10:20:26.140544691</dc:date>
    <dc:creator>Hardy Pottinger</dc:creator>
    <meta:editing-duration>PT15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94" meta:word-count="888" meta:character-count="5895" meta:non-whitespace-character-count="4756"/>
  </office:meta>
</office:document-meta>
</file>